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paragraph-rsid="00088f44" style:font-weight-asian="bold" style:font-weight-complex="bold"/>
    </style:style>
    <style:style style:name="P2" style:family="paragraph" style:parent-style-name="Preformatted_20_Text">
      <style:text-properties fo:font-weight="bold" officeooo:rsid="00088f44" officeooo:paragraph-rsid="00088f44" style:font-weight-asian="bold" style:font-weight-complex="bold"/>
    </style:style>
    <style:style style:name="P3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fo:font-weight="bold" officeooo:rsid="00088f44" officeooo:paragraph-rsid="00088f44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officeooo:rsid="00088f44" officeooo:paragraph-rsid="00088f44"/>
    </style:style>
    <style:style style:name="P6" style:family="paragraph" style:parent-style-name="Preformatted_20_Text">
      <style:text-properties officeooo:paragraph-rsid="00088f44"/>
    </style:style>
    <style:style style:name="T1" style:family="text">
      <style:text-properties officeooo:rsid="00088f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TENTS</text:p>
      <text:p text:style-name="P3"/>
      <text:p text:style-name="P3"><text:span text:style-name="T1">A few pipeline examples</text:span> for binary classification</text:p>
      <text:p text:style-name="P4">(from data inception to model save)</text:p>
      <text:p text:style-name="P6"/>
      <text:p text:style-name="P1"><text:span text:style-name="T1">1. Binary_Classif_v1.3.ipynb</text:span></text:p>
      <text:p text:style-name="Preformatted_20_Text">Protocol <text:span text:style-name="T1">to train </text:span>several <text:span text:style-name="T1">models using Scikit-Learn </text:span>algorithms together <text:span text:style-name="T1">These can be run for a selectable number of times.</text:span></text:p>
      <text:p text:style-name="P5">Described and commented throughout, appendices include a to do list.</text:p>
      <text:p text:style-name="P5">Stable and functioning</text:p>
      <text:p text:style-name="P5"/>
      <text:p text:style-name="Preformatted_20_Text"/>
      <text:p text:style-name="P2">2. BiC_PyCaret_V1.1.ipynb</text:p>
      <text:p text:style-name="P6">Protocol <text:span text:style-name="T1">to train </text:span>several <text:span text:style-name="T1">models using the pyCaret library – with a few more algorithms (including xgbost and catboost with respec to the nr.1.</text:span></text:p>
      <text:p text:style-name="P6"><text:span text:style-name="T1">Modified/extended version with respect to theone provided by the pycaret docs. </text:span></text:p>
      <text:p text:style-name="P5">Described and commented throughout, appendices include a to do list.</text:p>
      <text:p text:style-name="P5">Functioning, but a few issues possibly related to library versions remain. </text:p>
      <text:p text:style-name="P5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13T15:30:03.026860687</dc:date>
    <meta:editing-duration>PT7M45S</meta:editing-duration>
    <meta:editing-cycles>1</meta:editing-cycles>
    <meta:document-statistic meta:table-count="0" meta:image-count="0" meta:object-count="0" meta:page-count="1" meta:paragraph-count="12" meta:word-count="105" meta:character-count="722" meta:non-whitespace-character-count="626"/>
    <meta:generator>LibreOffice/6.0.7.3$Linux_X86_64 LibreOffice_project/00m0$Build-3</meta:generator>
  </office:meta>
</office:document-meta>
</file>